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98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1.2693in"/>
    </style:style>
    <style:style style:name="co4" style:family="table-column">
      <style:table-column-properties fo:break-before="auto" style:column-width="0.7638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0146in"/>
    </style:style>
    <style:style style:name="co8" style:family="table-column">
      <style:table-column-properties fo:break-before="auto" style:column-width="0.7311in"/>
    </style:style>
    <style:style style:name="co9" style:family="table-column">
      <style:table-column-properties fo:break-before="auto" style:column-width="1.4665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4772in"/>
    </style:style>
    <style:style style:name="co13" style:family="table-column">
      <style:table-column-properties fo:break-before="auto" style:column-width="1.8217in"/>
    </style:style>
    <style:style style:name="co14" style:family="table-column">
      <style:table-column-properties fo:break-before="auto" style:column-width="1.2402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0.7563in"/>
    </style:style>
    <style:style style:name="co17" style:family="table-column">
      <style:table-column-properties fo:break-before="auto" style:column-width="1.2083in"/>
    </style:style>
    <style:style style:name="co18" style:family="table-column">
      <style:table-column-properties fo:break-before="auto" style:column-width="2.3917in"/>
    </style:style>
    <style:style style:name="co19" style:family="table-column">
      <style:table-column-properties fo:break-before="auto" style:column-width="2.1661in"/>
    </style:style>
    <style:style style:name="co20" style:family="table-column">
      <style:table-column-properties fo:break-before="auto" style:column-width="2.3492in"/>
    </style:style>
    <style:style style:name="co21" style:family="table-column">
      <style:table-column-properties fo:break-before="auto" style:column-width="2.1984in"/>
    </style:style>
    <style:style style:name="co22" style:family="table-column">
      <style:table-column-properties fo:break-before="auto" style:column-width="2.6181in"/>
    </style:style>
    <style:style style:name="co23" style:family="table-column">
      <style:table-column-properties fo:break-before="auto" style:column-width="2.7043in"/>
    </style:style>
    <style:style style:name="co24" style:family="table-column">
      <style:table-column-properties fo:break-before="auto" style:column-width="2.6283in"/>
    </style:style>
    <style:style style:name="co25" style:family="table-column">
      <style:table-column-properties fo:break-before="auto" style:column-width="1.8972in"/>
    </style:style>
    <style:style style:name="co26" style:family="table-column">
      <style:table-column-properties fo:break-before="auto" style:column-width="1.8327in"/>
    </style:style>
    <style:style style:name="co27" style:family="table-column">
      <style:table-column-properties fo:break-before="auto" style:column-width="1.8646in"/>
    </style:style>
    <style:style style:name="co28" style:family="table-column">
      <style:table-column-properties fo:break-before="auto" style:column-width="1.1543in"/>
    </style:style>
    <style:style style:name="co29" style:family="table-column">
      <style:table-column-properties fo:break-before="auto" style:column-width="1.3591in"/>
    </style:style>
    <style:style style:name="co30" style:family="table-column">
      <style:table-column-properties fo:break-before="auto" style:column-width="0.9071in"/>
    </style:style>
    <style:style style:name="co31" style:family="table-column">
      <style:table-column-properties fo:break-before="auto" style:column-width="1.0681in"/>
    </style:style>
    <style:style style:name="co3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region</text:p>
          </table:table-cell>
          <table:table-cell office:value-type="string">
            <text:p>district</text:p>
          </table:table-cell>
          <table:table-cell office:value-type="string">
            <text:p>community</text:p>
          </table:table-cell>
          <table:table-cell office:value-type="string">
            <text:p>community_pop</text:p>
          </table:table-cell>
          <table:table-cell office:value-type="string">
            <text:p>road_available</text:p>
          </table:table-cell>
          <table:table-cell office:value-type="string">
            <text:p>mobile_signal</text:p>
          </table:table-cell>
          <table:table-cell office:value-type="string">
            <text:p>water_point_condition</text:p>
          </table:table-cell>
          <table:table-cell office:value-type="string">
            <text:p>water_source_type</text:p>
          </table:table-cell>
          <table:table-cell office:value-type="string">
            <text:p>water_connected</text:p>
          </table:table-cell>
          <table:table-cell office:value-type="string">
            <text:p>water_lift_mechanism</text:p>
          </table:table-cell>
          <table:table-cell office:value-type="string">
            <text:p>water_lift_mechanism_type</text:p>
          </table:table-cell>
          <table:table-cell office:value-type="string">
            <text:p>water_developer</text:p>
          </table:table-cell>
          <table:table-cell office:value-type="string">
            <text:p>water_manager</text:p>
          </table:table-cell>
          <table:table-cell office:value-type="string">
            <text:p>water_pay</text:p>
          </table:table-cell>
          <table:table-cell office:value-type="string">
            <text:p>water_functioning</text:p>
          </table:table-cell>
          <table:table-cell office:value-type="string">
            <text:p>water_not_functioning/missing_parts</text:p>
          </table:table-cell>
          <table:table-cell office:value-type="string">
            <text:p>water_not_functioning/lift_broken</text:p>
          </table:table-cell>
          <table:table-cell office:value-type="string">
            <text:p>water_not_functioning/kiosk_broken</text:p>
          </table:table-cell>
          <table:table-cell office:value-type="string">
            <text:p>water_not_functioning/poor_water</text:p>
          </table:table-cell>
          <table:table-cell office:value-type="string">
            <text:p>water_not_functioning/water_source_dry</text:p>
          </table:table-cell>
          <table:table-cell office:value-type="string">
            <text:p>water_not_functioning/under_construction</text:p>
          </table:table-cell>
          <table:table-cell office:value-type="string">
            <text:p>water_not_functioning/improperly_constr</text:p>
          </table:table-cell>
          <table:table-cell office:value-type="string">
            <text:p>water_not_functioning/na_dn</text:p>
          </table:table-cell>
          <table:table-cell office:value-type="string">
            <text:p>water_not_functioning/other</text:p>
          </table:table-cell>
          <table:table-cell office:value-type="string">
            <text:p>water_not_functioning/none</text:p>
          </table:table-cell>
          <table:table-cell office:value-type="string">
            <text:p>water_not_functioning_other</text:p>
          </table:table-cell>
          <table:table-cell office:value-type="string">
            <text:p>other_point_1km</text:p>
          </table:table-cell>
          <table:table-cell office:value-type="string">
            <text:p>water_used_season</text:p>
          </table:table-cell>
          <table:table-cell office:value-type="string">
            <text:p>animal_point</text:p>
          </table:table-cell>
          <table:table-cell office:value-type="string">
            <text:p>animal_number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1832205">
            <text:p>8.31832205</text:p>
          </table:table-cell>
          <table:table-cell office:value-type="float" office:value="-3.79077675">
            <text:p>-3.79077675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2099729">
            <text:p>8.32099729</text:p>
          </table:table-cell>
          <table:table-cell office:value-type="float" office:value="-3.78979833">
            <text:p>-3.78979833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8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2443938">
            <text:p>8.32443938</text:p>
          </table:table-cell>
          <table:table-cell office:value-type="float" office:value="-3.7912813">
            <text:p>-3.7912813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dividu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3" table:style-name="ce1" office:value-type="string">
            <text:p>False</text:p>
          </table:table-cell>
          <table:table-cell table:number-columns-repeated="2"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1979904">
            <text:p>8.31979904</text:p>
          </table:table-cell>
          <table:table-cell office:value-type="float" office:value="-3.79221876">
            <text:p>-3.79221876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8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1620726">
            <text:p>8.31620726</text:p>
          </table:table-cell>
          <table:table-cell office:value-type="float" office:value="-3.79068059">
            <text:p>-3.79068059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table:number-columns-repeated="2"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1973926">
            <text:p>8.31973926</text:p>
          </table:table-cell>
          <table:table-cell office:value-type="float" office:value="-3.79273271">
            <text:p>-3.79273271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1820969">
            <text:p>8.31820969</text:p>
          </table:table-cell>
          <table:table-cell office:value-type="float" office:value="-3.79224383">
            <text:p>-3.79224383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226035">
            <text:p>8.3226035</text:p>
          </table:table-cell>
          <table:table-cell office:value-type="float" office:value="-3.79068932">
            <text:p>-3.79068932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more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1429859">
            <text:p>8.31429859</text:p>
          </table:table-cell>
          <table:table-cell office:value-type="float" office:value="-3.78784961">
            <text:p>-3.78784961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3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1987219">
            <text:p>8.31987219</text:p>
          </table:table-cell>
          <table:table-cell office:value-type="float" office:value="-3.79309779">
            <text:p>-3.79309779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1764078">
            <text:p>8.31764078</text:p>
          </table:table-cell>
          <table:table-cell office:value-type="float" office:value="-3.78965059">
            <text:p>-3.78965059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181662">
            <text:p>8.3181662</text:p>
          </table:table-cell>
          <table:table-cell office:value-type="float" office:value="-3.79344722">
            <text:p>-3.79344722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2513683">
            <text:p>8.32513683</text:p>
          </table:table-cell>
          <table:table-cell office:value-type="float" office:value="-3.78980109">
            <text:p>-3.78980109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2009278">
            <text:p>8.32009278</text:p>
          </table:table-cell>
          <table:table-cell office:value-type="float" office:value="-3.79345623">
            <text:p>-3.79345623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1374505">
            <text:p>8.31374505</text:p>
          </table:table-cell>
          <table:table-cell office:value-type="float" office:value="-3.79175831">
            <text:p>-3.79175831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1427905">
            <text:p>8.31427905</text:p>
          </table:table-cell>
          <table:table-cell office:value-type="float" office:value="-3.78756926">
            <text:p>-3.78756926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table:number-columns-repeated="2"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1943646">
            <text:p>8.31943646</text:p>
          </table:table-cell>
          <table:table-cell office:value-type="float" office:value="-3.78762623">
            <text:p>-3.78762623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state_government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3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6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1838159">
            <text:p>8.31838159</text:p>
          </table:table-cell>
          <table:table-cell office:value-type="float" office:value="-3.79051604">
            <text:p>-3.79051604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tessalit</text:p>
          </table:table-cell>
          <table:table-cell office:value-type="float" office:value="10500">
            <text:p>10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6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3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4226857">
            <text:p>8.14226857</text:p>
          </table:table-cell>
          <table:table-cell office:value-type="float" office:value="-3.96259719">
            <text:p>-3.96259719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5011783">
            <text:p>8.15011783</text:p>
          </table:table-cell>
          <table:table-cell office:value-type="float" office:value="-3.96278861">
            <text:p>-3.96278861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5393234">
            <text:p>8.15393234</text:p>
          </table:table-cell>
          <table:table-cell office:value-type="float" office:value="-3.95940782">
            <text:p>-3.95940782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ommunity</text:p>
          </table:table-cell>
          <table:table-cell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3" table:style-name="ce1" office:value-type="string">
            <text:p>False</text:p>
          </table:table-cell>
          <table:table-cell table:number-columns-repeated="2" table:style-name="ce1" office:value-type="string">
            <text:p>True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3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5026904">
            <text:p>8.15026904</text:p>
          </table:table-cell>
          <table:table-cell office:value-type="float" office:value="-3.96118424">
            <text:p>-3.96118424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5619665">
            <text:p>8.15619665</text:p>
          </table:table-cell>
          <table:table-cell office:value-type="float" office:value="-3.95833531">
            <text:p>-3.95833531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4516976">
            <text:p>8.14516976</text:p>
          </table:table-cell>
          <table:table-cell office:value-type="float" office:value="-3.96469842">
            <text:p>-3.96469842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4564932">
            <text:p>8.14564932</text:p>
          </table:table-cell>
          <table:table-cell office:value-type="float" office:value="-3.96403426">
            <text:p>-3.96403426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4821938">
            <text:p>8.14821938</text:p>
          </table:table-cell>
          <table:table-cell office:value-type="float" office:value="-3.96283289">
            <text:p>-3.96283289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dry_season</text:p>
          </table:table-cell>
          <table:table-cell office:value-type="string">
            <text:p>yes</text:p>
          </table:table-cell>
          <table:table-cell office:value-type="string">
            <text:p>10_to_50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4800603">
            <text:p>8.14800603</text:p>
          </table:table-cell>
          <table:table-cell office:value-type="float" office:value="-3.96119014">
            <text:p>-3.96119014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8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4672511">
            <text:p>8.14672511</text:p>
          </table:table-cell>
          <table:table-cell office:value-type="float" office:value="-3.96394654">
            <text:p>-3.96394654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under_construction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5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4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4727515">
            <text:p>8.14727515</text:p>
          </table:table-cell>
          <table:table-cell office:value-type="float" office:value="-3.9618445">
            <text:p>-3.9618445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newly_constructed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451562">
            <text:p>8.1451562</text:p>
          </table:table-cell>
          <table:table-cell office:value-type="float" office:value="-3.96468873">
            <text:p>-3.96468873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private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4767111">
            <text:p>8.14767111</text:p>
          </table:table-cell>
          <table:table-cell office:value-type="float" office:value="-3.96141952">
            <text:p>-3.96141952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4684261">
            <text:p>8.14684261</text:p>
          </table:table-cell>
          <table:table-cell office:value-type="float" office:value="-3.96062641">
            <text:p>-3.96062641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4444455">
            <text:p>8.14444455</text:p>
          </table:table-cell>
          <table:table-cell office:value-type="float" office:value="-3.96326402">
            <text:p>-3.96326402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private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5015846">
            <text:p>8.15015846</text:p>
          </table:table-cell>
          <table:table-cell office:value-type="float" office:value="-3.96289577">
            <text:p>-3.96289577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abandoned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4884948">
            <text:p>8.14884948</text:p>
          </table:table-cell>
          <table:table-cell office:value-type="float" office:value="-3.96265389">
            <text:p>-3.96265389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466777">
            <text:p>8.1466777</text:p>
          </table:table-cell>
          <table:table-cell office:value-type="float" office:value="-3.96412394">
            <text:p>-3.96412394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newly_constructed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a_d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4862224">
            <text:p>8.14862224</text:p>
          </table:table-cell>
          <table:table-cell office:value-type="float" office:value="-3.96319924">
            <text:p>-3.96319924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private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4894792">
            <text:p>8.14894792</text:p>
          </table:table-cell>
          <table:table-cell office:value-type="float" office:value="-3.96198179">
            <text:p>-3.96198179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471812">
            <text:p>8.1471812</text:p>
          </table:table-cell>
          <table:table-cell office:value-type="float" office:value="-3.9637015">
            <text:p>-3.9637015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under_construction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dividu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5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4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5567947">
            <text:p>8.15567947</text:p>
          </table:table-cell>
          <table:table-cell office:value-type="float" office:value="-3.95804813">
            <text:p>-3.95804813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8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5577251">
            <text:p>8.15577251</text:p>
          </table:table-cell>
          <table:table-cell office:value-type="float" office:value="-3.96076777">
            <text:p>-3.96076777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another_pattern</text:p>
          </table:table-cell>
          <table:table-cell office:value-type="string">
            <text:p>yes</text:p>
          </table:table-cell>
          <table:table-cell office:value-type="string">
            <text:p>more_500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5015985">
            <text:p>8.15015985</text:p>
          </table:table-cell>
          <table:table-cell office:value-type="float" office:value="-3.9593338">
            <text:p>-3.9593338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3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5073668">
            <text:p>8.15073668</text:p>
          </table:table-cell>
          <table:table-cell office:value-type="float" office:value="-3.95917397">
            <text:p>-3.95917397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ourem_inaly</text:p>
          </table:table-cell>
          <table:table-cell office:value-type="float" office:value="8404">
            <text:p>8404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3" table:style-name="ce1" office:value-type="string">
            <text:p>False</text:p>
          </table:table-cell>
          <table:table-cell table:number-columns-repeated="2" table:style-name="ce1" office:value-type="string">
            <text:p>True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3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1727344">
            <text:p>8.31727344</text:p>
          </table:table-cell>
          <table:table-cell office:value-type="float" office:value="-3.80315067">
            <text:p>-3.80315067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amba</text:p>
          </table:table-cell>
          <table:table-cell office:value-type="float" office:value="850">
            <text:p>85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broken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8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1830777">
            <text:p>8.31830777</text:p>
          </table:table-cell>
          <table:table-cell office:value-type="float" office:value="-3.80171688">
            <text:p>-3.80171688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amba</text:p>
          </table:table-cell>
          <table:table-cell office:value-type="float" office:value="850">
            <text:p>85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broke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8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1797125">
            <text:p>8.31797125</text:p>
          </table:table-cell>
          <table:table-cell office:value-type="float" office:value="-3.80151642">
            <text:p>-3.80151642</text:p>
          </table:table-cell>
          <table:table-cell office:value-type="string">
            <text:p>kidal</text:p>
          </table:table-cell>
          <table:table-cell office:value-type="string">
            <text:p>tessalit</text:p>
          </table:table-cell>
          <table:table-cell office:value-type="string">
            <text:p>bamba</text:p>
          </table:table-cell>
          <table:table-cell office:value-type="float" office:value="850">
            <text:p>85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9408883">
            <text:p>8.19408883</text:p>
          </table:table-cell>
          <table:table-cell office:value-type="float" office:value="-4.00537557">
            <text:p>-4.00537557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bourem_foghas</text:p>
          </table:table-cell>
          <table:table-cell office:value-type="float" office:value="6500">
            <text:p>6500</text:p>
          </table:table-cell>
          <table:table-cell office:value-type="string">
            <text:p>yes</text:p>
          </table:table-cell>
          <table:table-cell office:value-type="string">
            <text:p>none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private</text:p>
          </table:table-cell>
          <table:table-cell office:value-type="string">
            <text:p>public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8359059">
            <text:p>8.18359059</text:p>
          </table:table-cell>
          <table:table-cell office:value-type="float" office:value="-4.01083476">
            <text:p>-4.01083476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bourem_foghas</text:p>
          </table:table-cell>
          <table:table-cell office:value-type="float" office:value="6500">
            <text:p>6500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20015428">
            <text:p>8.20015428</text:p>
          </table:table-cell>
          <table:table-cell office:value-type="float" office:value="-3.99187007">
            <text:p>-3.99187007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bourem_foghas</text:p>
          </table:table-cell>
          <table:table-cell office:value-type="float" office:value="6500">
            <text:p>65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abandoned</text:p>
          </table:table-cell>
          <table:table-cell office:value-type="string">
            <text:p>borehole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ternational</text:p>
          </table:table-cell>
          <table:table-cell office:value-type="string">
            <text:p>na_dn</text:p>
          </table:table-cell>
          <table:table-cell office:value-type="string">
            <text:p>no</text:p>
          </table:table-cell>
          <table:table-cell table:number-columns-repeated="5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4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cannot_determine</text:p>
          </table:table-cell>
          <table:table-cell office:value-type="string">
            <text:p>na_dn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9361361">
            <text:p>8.19361361</text:p>
          </table:table-cell>
          <table:table-cell office:value-type="float" office:value="-4.01082423">
            <text:p>-4.01082423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bourem_foghas</text:p>
          </table:table-cell>
          <table:table-cell office:value-type="float" office:value="6500">
            <text:p>6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20677364">
            <text:p>8.20677364</text:p>
          </table:table-cell>
          <table:table-cell office:value-type="float" office:value="-4.02116183">
            <text:p>-4.02116183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bourem_foghas</text:p>
          </table:table-cell>
          <table:table-cell office:value-type="float" office:value="6500">
            <text:p>6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9595751">
            <text:p>8.19595751</text:p>
          </table:table-cell>
          <table:table-cell office:value-type="float" office:value="-4.01252389">
            <text:p>-4.01252389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bourem_foghas</text:p>
          </table:table-cell>
          <table:table-cell office:value-type="float" office:value="6500">
            <text:p>6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2106761">
            <text:p>8.2106761</text:p>
          </table:table-cell>
          <table:table-cell office:value-type="float" office:value="-4.02473941">
            <text:p>-4.02473941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bourem_foghas</text:p>
          </table:table-cell>
          <table:table-cell office:value-type="float" office:value="6500">
            <text:p>65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local_authority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9368828">
            <text:p>8.19368828</text:p>
          </table:table-cell>
          <table:table-cell office:value-type="float" office:value="-4.00585995">
            <text:p>-4.00585995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bourem_foghas</text:p>
          </table:table-cell>
          <table:table-cell office:value-type="float" office:value="6500">
            <text:p>6500</text:p>
          </table:table-cell>
          <table:table-cell office:value-type="string">
            <text:p>yes</text:p>
          </table:table-cell>
          <table:table-cell office:value-type="string">
            <text:p>none</text:p>
          </table:table-cell>
          <table:table-cell office:value-type="string">
            <text:p>under_construction</text:p>
          </table:table-cell>
          <table:table-cell office:value-type="string">
            <text:p>borehole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public</text:p>
          </table:table-cell>
          <table:table-cell table:number-columns-repeated="2" office:value-type="string">
            <text:p>no</text:p>
          </table:table-cell>
          <table:table-cell table:number-columns-repeated="5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4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a_d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7878541">
            <text:p>8.17878541</text:p>
          </table:table-cell>
          <table:table-cell office:value-type="float" office:value="-3.99172911">
            <text:p>-3.99172911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bourem_foghas</text:p>
          </table:table-cell>
          <table:table-cell office:value-type="float" office:value="6500">
            <text:p>6500</text:p>
          </table:table-cell>
          <table:table-cell office:value-type="string">
            <text:p>yes</text:p>
          </table:table-cell>
          <table:table-cell office:value-type="string">
            <text:p>none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private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4653731">
            <text:p>8.24653731</text:p>
          </table:table-cell>
          <table:table-cell office:value-type="float" office:value="-3.74536567">
            <text:p>-3.74536567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niafunke</text:p>
          </table:table-cell>
          <table:table-cell office:value-type="float" office:value="5200">
            <text:p>52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4551469">
            <text:p>8.24551469</text:p>
          </table:table-cell>
          <table:table-cell office:value-type="float" office:value="-3.74406352">
            <text:p>-3.74406352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niafunke</text:p>
          </table:table-cell>
          <table:table-cell office:value-type="float" office:value="5200">
            <text:p>52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4500763">
            <text:p>8.24500763</text:p>
          </table:table-cell>
          <table:table-cell office:value-type="float" office:value="-3.74318964">
            <text:p>-3.74318964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niafunke</text:p>
          </table:table-cell>
          <table:table-cell office:value-type="float" office:value="5200">
            <text:p>52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44172">
            <text:p>8.244172</text:p>
          </table:table-cell>
          <table:table-cell office:value-type="float" office:value="-3.74366829">
            <text:p>-3.74366829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niafunke</text:p>
          </table:table-cell>
          <table:table-cell office:value-type="float" office:value="5200">
            <text:p>52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10_to_5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4510465">
            <text:p>8.24510465</text:p>
          </table:table-cell>
          <table:table-cell office:value-type="float" office:value="-3.74331687">
            <text:p>-3.74331687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niafunke</text:p>
          </table:table-cell>
          <table:table-cell office:value-type="float" office:value="5200">
            <text:p>52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4462536">
            <text:p>8.24462536</text:p>
          </table:table-cell>
          <table:table-cell office:value-type="float" office:value="-3.74582827">
            <text:p>-3.74582827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niafunke</text:p>
          </table:table-cell>
          <table:table-cell office:value-type="float" office:value="5200">
            <text:p>52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4653133">
            <text:p>8.24653133</text:p>
          </table:table-cell>
          <table:table-cell office:value-type="float" office:value="-3.74517789">
            <text:p>-3.74517789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niafunke</text:p>
          </table:table-cell>
          <table:table-cell office:value-type="float" office:value="5200">
            <text:p>52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4608566">
            <text:p>8.24608566</text:p>
          </table:table-cell>
          <table:table-cell office:value-type="float" office:value="-3.74415802">
            <text:p>-3.74415802</text:p>
          </table:table-cell>
          <table:table-cell office:value-type="string">
            <text:p>kidal</text:p>
          </table:table-cell>
          <table:table-cell office:value-type="string">
            <text:p>tin_essako</text:p>
          </table:table-cell>
          <table:table-cell office:value-type="string">
            <text:p>niafunke</text:p>
          </table:table-cell>
          <table:table-cell office:value-type="float" office:value="5200">
            <text:p>52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594448">
            <text:p>8.2594448</text:p>
          </table:table-cell>
          <table:table-cell office:value-type="float" office:value="-3.84798472">
            <text:p>-3.84798472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5840916">
            <text:p>8.25840916</text:p>
          </table:table-cell>
          <table:table-cell office:value-type="float" office:value="-3.8478458">
            <text:p>-3.8478458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3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6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330337">
            <text:p>8.26330337</text:p>
          </table:table-cell>
          <table:table-cell office:value-type="float" office:value="-3.85170902">
            <text:p>-3.85170902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dry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393041">
            <text:p>8.26393041</text:p>
          </table:table-cell>
          <table:table-cell office:value-type="float" office:value="-3.84885083">
            <text:p>-3.84885083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164389">
            <text:p>8.26164389</text:p>
          </table:table-cell>
          <table:table-cell office:value-type="float" office:value="-3.85069032">
            <text:p>-3.85069032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697575">
            <text:p>8.26697575</text:p>
          </table:table-cell>
          <table:table-cell office:value-type="float" office:value="-3.84632236">
            <text:p>-3.84632236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336141">
            <text:p>8.26336141</text:p>
          </table:table-cell>
          <table:table-cell office:value-type="float" office:value="-3.84776133">
            <text:p>-3.84776133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6007025">
            <text:p>8.26007025</text:p>
          </table:table-cell>
          <table:table-cell office:value-type="float" office:value="-3.85250237">
            <text:p>-3.85250237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ommunity</text:p>
          </table:table-cell>
          <table:table-cell office:value-type="string">
            <text:p>other'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065372">
            <text:p>8.26065372</text:p>
          </table:table-cell>
          <table:table-cell office:value-type="float" office:value="-3.85231288">
            <text:p>-3.85231288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19087">
            <text:p>8.2619087</text:p>
          </table:table-cell>
          <table:table-cell office:value-type="float" office:value="-3.84920081">
            <text:p>-3.8492008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dry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145091">
            <text:p>8.26145091</text:p>
          </table:table-cell>
          <table:table-cell office:value-type="float" office:value="-3.84876359">
            <text:p>-3.84876359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052557">
            <text:p>8.26052557</text:p>
          </table:table-cell>
          <table:table-cell office:value-type="float" office:value="-3.84718041">
            <text:p>-3.8471804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5838172">
            <text:p>8.25838172</text:p>
          </table:table-cell>
          <table:table-cell office:value-type="float" office:value="-3.84838751">
            <text:p>-3.8483875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5985874">
            <text:p>8.25985874</text:p>
          </table:table-cell>
          <table:table-cell office:value-type="float" office:value="-3.84727321">
            <text:p>-3.8472732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127901">
            <text:p>8.26127901</text:p>
          </table:table-cell>
          <table:table-cell office:value-type="float" office:value="-3.84638196">
            <text:p>-3.84638196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sp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5924072">
            <text:p>8.25924072</text:p>
          </table:table-cell>
          <table:table-cell office:value-type="float" office:value="-3.84763092">
            <text:p>-3.84763092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035095">
            <text:p>8.26035095</text:p>
          </table:table-cell>
          <table:table-cell office:value-type="float" office:value="-3.84983395">
            <text:p>-3.84983395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064943">
            <text:p>8.26064943</text:p>
          </table:table-cell>
          <table:table-cell office:value-type="float" office:value="-3.85249467">
            <text:p>-3.85249467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5847903">
            <text:p>8.25847903</text:p>
          </table:table-cell>
          <table:table-cell office:value-type="float" office:value="-3.84773022">
            <text:p>-3.84773022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3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6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083841">
            <text:p>8.26083841</text:p>
          </table:table-cell>
          <table:table-cell office:value-type="float" office:value="-3.85263781">
            <text:p>-3.8526378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broken</text:p>
          </table:table-cell>
          <table:table-cell office:value-type="string">
            <text:p>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3" table:style-name="ce1" office:value-type="string">
            <text:p>False</text:p>
          </table:table-cell>
          <table:table-cell table:number-columns-repeated="2"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085072">
            <text:p>8.26085072</text:p>
          </table:table-cell>
          <table:table-cell office:value-type="float" office:value="-3.85094201">
            <text:p>-3.8509420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abandoned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other'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431171">
            <text:p>8.26431171</text:p>
          </table:table-cell>
          <table:table-cell office:value-type="float" office:value="-3.84613482">
            <text:p>-3.84613482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state_government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373471">
            <text:p>8.26373471</text:p>
          </table:table-cell>
          <table:table-cell office:value-type="float" office:value="-3.85264922">
            <text:p>-3.85264922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another_patter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311938">
            <text:p>8.26311938</text:p>
          </table:table-cell>
          <table:table-cell office:value-type="float" office:value="-3.8516989">
            <text:p>-3.8516989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abandoned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state_government</text:p>
          </table:table-cell>
          <table:table-cell office:value-type="string">
            <text:p>other'</text:p>
          </table:table-cell>
          <table:table-cell table:number-columns-repeated="2" office:value-type="string">
            <text:p>no</text:p>
          </table:table-cell>
          <table:table-cell table:number-columns-repeated="3" table:style-name="ce1" office:value-type="string">
            <text:p>False</text:p>
          </table:table-cell>
          <table:table-cell table:number-columns-repeated="2"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302428">
            <text:p>8.26302428</text:p>
          </table:table-cell>
          <table:table-cell office:value-type="float" office:value="-3.84775023">
            <text:p>-3.84775023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broke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2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7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419135">
            <text:p>8.26419135</text:p>
          </table:table-cell>
          <table:table-cell office:value-type="float" office:value="-3.84971081">
            <text:p>-3.8497108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public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more_50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321142">
            <text:p>8.26321142</text:p>
          </table:table-cell>
          <table:table-cell office:value-type="float" office:value="-3.84783248">
            <text:p>-3.84783248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8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318485">
            <text:p>8.26318485</text:p>
          </table:table-cell>
          <table:table-cell office:value-type="float" office:value="-3.85202236">
            <text:p>-3.85202236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public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442266">
            <text:p>8.26442266</text:p>
          </table:table-cell>
          <table:table-cell office:value-type="float" office:value="-3.84610291">
            <text:p>-3.8461029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329131">
            <text:p>8.26329131</text:p>
          </table:table-cell>
          <table:table-cell office:value-type="float" office:value="-3.85078068">
            <text:p>-3.85078068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abandoned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public</text:p>
          </table:table-cell>
          <table:table-cell table:number-columns-repeated="2" office:value-type="string">
            <text:p>no</text:p>
          </table:table-cell>
          <table:table-cell table:number-columns-repeated="3" table:style-name="ce1" office:value-type="string">
            <text:p>False</text:p>
          </table:table-cell>
          <table:table-cell table:number-columns-repeated="2"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343605">
            <text:p>8.26343605</text:p>
          </table:table-cell>
          <table:table-cell office:value-type="float" office:value="-3.84809432">
            <text:p>-3.84809432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6498007">
            <text:p>8.26498007</text:p>
          </table:table-cell>
          <table:table-cell office:value-type="float" office:value="-3.84792652">
            <text:p>-3.84792652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ire</text:p>
          </table:table-cell>
          <table:table-cell office:value-type="float" office:value="26500">
            <text:p>26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protected_spring</text:p>
          </table:table-cell>
          <table:table-cell table:number-columns-repeated="2" office:value-type="string">
            <text:p>yes</text:p>
          </table:table-cell>
          <table:table-cell office:value-type="string">
            <text:p>pump_solar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2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7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2617339">
            <text:p>8.22617339</text:p>
          </table:table-cell>
          <table:table-cell office:value-type="float" office:value="-3.92027091">
            <text:p>-3.9202709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abandoned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3150111">
            <text:p>8.23150111</text:p>
          </table:table-cell>
          <table:table-cell office:value-type="float" office:value="-3.93632439">
            <text:p>-3.93632439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abandoned</text:p>
          </table:table-cell>
          <table:table-cell office:value-type="string">
            <text:p>borehole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ommunity</text:p>
          </table:table-cell>
          <table:table-cell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True</text:p>
          </table:table-cell>
          <table:table-cell table:number-columns-repeated="3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1567431">
            <text:p>8.21567431</text:p>
          </table:table-cell>
          <table:table-cell office:value-type="float" office:value="-3.91844057">
            <text:p>-3.91844057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another_pattern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2510821">
            <text:p>8.22510821</text:p>
          </table:table-cell>
          <table:table-cell office:value-type="float" office:value="-3.92607686">
            <text:p>-3.92607686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yes</text:p>
          </table:table-cell>
          <table:table-cell office:value-type="string">
            <text:p>10_to_5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2307266">
            <text:p>8.22307266</text:p>
          </table:table-cell>
          <table:table-cell office:value-type="float" office:value="-3.92449518">
            <text:p>-3.92449518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10_to_5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2326818">
            <text:p>8.22326818</text:p>
          </table:table-cell>
          <table:table-cell office:value-type="float" office:value="-3.92830914">
            <text:p>-3.92830914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abandoned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6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3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another_patter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101853">
            <text:p>8.2101853</text:p>
          </table:table-cell>
          <table:table-cell office:value-type="float" office:value="-3.93636927">
            <text:p>-3.93636927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more_50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1969161">
            <text:p>8.21969161</text:p>
          </table:table-cell>
          <table:table-cell office:value-type="float" office:value="-3.92745398">
            <text:p>-3.92745398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abandoned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6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3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4685377">
            <text:p>8.24685377</text:p>
          </table:table-cell>
          <table:table-cell office:value-type="float" office:value="-3.91266113">
            <text:p>-3.91266113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3062601">
            <text:p>8.23062601</text:p>
          </table:table-cell>
          <table:table-cell office:value-type="float" office:value="-3.9283845">
            <text:p>-3.9283845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5941819">
            <text:p>8.25941819</text:p>
          </table:table-cell>
          <table:table-cell office:value-type="float" office:value="-3.91199792">
            <text:p>-3.91199792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3092739">
            <text:p>8.23092739</text:p>
          </table:table-cell>
          <table:table-cell office:value-type="float" office:value="-3.92838874">
            <text:p>-3.92838874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dividu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4655627">
            <text:p>8.24655627</text:p>
          </table:table-cell>
          <table:table-cell office:value-type="float" office:value="-3.9055966">
            <text:p>-3.9055966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abandoned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na_dn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5523605">
            <text:p>8.25523605</text:p>
          </table:table-cell>
          <table:table-cell office:value-type="float" office:value="-3.91035268">
            <text:p>-3.91035268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24146705">
            <text:p>8.24146705</text:p>
          </table:table-cell>
          <table:table-cell office:value-type="float" office:value="-3.93721627">
            <text:p>-3.93721627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wet_season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2374246">
            <text:p>8.2374246</text:p>
          </table:table-cell>
          <table:table-cell office:value-type="float" office:value="-3.93371462">
            <text:p>-3.93371462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4674374">
            <text:p>8.24674374</text:p>
          </table:table-cell>
          <table:table-cell office:value-type="float" office:value="-3.91248928">
            <text:p>-3.91248928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4873474">
            <text:p>8.24873474</text:p>
          </table:table-cell>
          <table:table-cell office:value-type="float" office:value="-3.90481832">
            <text:p>-3.90481832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abandoned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4714992">
            <text:p>8.24714992</text:p>
          </table:table-cell>
          <table:table-cell office:value-type="float" office:value="-3.91267783">
            <text:p>-3.91267783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ommunity</text:p>
          </table:table-cell>
          <table:table-cell office:value-type="string">
            <text:p>internation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5563104">
            <text:p>8.25563104</text:p>
          </table:table-cell>
          <table:table-cell office:value-type="float" office:value="-3.91114269">
            <text:p>-3.91114269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23477471">
            <text:p>8.23477471</text:p>
          </table:table-cell>
          <table:table-cell office:value-type="float" office:value="-3.93476687">
            <text:p>-3.93476687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2985249">
            <text:p>8.22985249</text:p>
          </table:table-cell>
          <table:table-cell office:value-type="float" office:value="-3.92662029">
            <text:p>-3.92662029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abandoned</text:p>
          </table:table-cell>
          <table:table-cell office:value-type="string">
            <text:p>borehole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state_government</text:p>
          </table:table-cell>
          <table:table-cell office:value-type="string">
            <text:p>na_dn</text:p>
          </table:table-cell>
          <table:table-cell table:number-columns-repeated="2" office:value-type="string">
            <text:p>no</text:p>
          </table:table-cell>
          <table:table-cell table:number-columns-repeated="3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6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2780467">
            <text:p>8.22780467</text:p>
          </table:table-cell>
          <table:table-cell office:value-type="float" office:value="-3.91069338">
            <text:p>-3.91069338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2929274">
            <text:p>8.22929274</text:p>
          </table:table-cell>
          <table:table-cell office:value-type="float" office:value="-3.92377053">
            <text:p>-3.92377053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326832">
            <text:p>8.2326832</text:p>
          </table:table-cell>
          <table:table-cell office:value-type="float" office:value="-3.93753341">
            <text:p>-3.9375334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community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303242">
            <text:p>8.2303242</text:p>
          </table:table-cell>
          <table:table-cell office:value-type="float" office:value="-3.93385523">
            <text:p>-3.93385523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3108869">
            <text:p>8.23108869</text:p>
          </table:table-cell>
          <table:table-cell office:value-type="float" office:value="-3.93548576">
            <text:p>-3.93548576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community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3417656">
            <text:p>8.23417656</text:p>
          </table:table-cell>
          <table:table-cell office:value-type="float" office:value="-3.93264795">
            <text:p>-3.93264795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3361689">
            <text:p>8.23361689</text:p>
          </table:table-cell>
          <table:table-cell office:value-type="float" office:value="-3.93452691">
            <text:p>-3.9345269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3124917">
            <text:p>8.23124917</text:p>
          </table:table-cell>
          <table:table-cell office:value-type="float" office:value="-3.93690431">
            <text:p>-3.9369043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abandoned</text:p>
          </table:table-cell>
          <table:table-cell office:value-type="string">
            <text:p>borehole</text:p>
          </table:table-cell>
          <table:table-cell table:number-columns-repeated="2"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na_dn</text:p>
          </table:table-cell>
          <table:table-cell office:value-type="string">
            <text:p>international</text:p>
          </table:table-cell>
          <table:table-cell table:number-columns-repeated="2" office:value-type="string">
            <text:p>no</text:p>
          </table:table-cell>
          <table:table-cell table:number-columns-repeated="2" table:style-name="ce1" office:value-type="string">
            <text:p>True</text:p>
          </table:table-cell>
          <table:table-cell table:number-columns-repeated="2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327031">
            <text:p>8.2327031</text:p>
          </table:table-cell>
          <table:table-cell office:value-type="float" office:value="-3.92866579">
            <text:p>-3.92866579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privat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2259734">
            <text:p>8.22259734</text:p>
          </table:table-cell>
          <table:table-cell office:value-type="float" office:value="-3.93054822">
            <text:p>-3.93054822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ommunity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23681819">
            <text:p>8.23681819</text:p>
          </table:table-cell>
          <table:table-cell office:value-type="float" office:value="-3.92365681">
            <text:p>-3.9236568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individu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3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23685349">
            <text:p>8.23685349</text:p>
          </table:table-cell>
          <table:table-cell office:value-type="float" office:value="-3.92357861">
            <text:p>-3.9235786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more_500</text:p>
          </table:table-cell>
        </table:table-row>
        <table:table-row table:style-name="ro1">
          <table:table-cell office:value-type="string">
            <text:p>2012-02-11</text:p>
          </table:table-cell>
          <table:table-cell office:value-type="float" office:value="8.15048535">
            <text:p>8.15048535</text:p>
          </table:table-cell>
          <table:table-cell office:value-type="float" office:value="-3.96034979">
            <text:p>-3.96034979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3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1779815">
            <text:p>8.21779815</text:p>
          </table:table-cell>
          <table:table-cell office:value-type="float" office:value="-3.92166181">
            <text:p>-3.9216618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3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2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3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1735849">
            <text:p>8.21735849</text:p>
          </table:table-cell>
          <table:table-cell office:value-type="float" office:value="-3.91976517">
            <text:p>-3.91976517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3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another_patter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0</text:p>
          </table:table-cell>
          <table:table-cell office:value-type="float" office:value="8.22214296">
            <text:p>8.22214296</text:p>
          </table:table-cell>
          <table:table-cell office:value-type="float" office:value="-3.92607858">
            <text:p>-3.92607858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bandiagara</text:p>
          </table:table-cell>
          <table:table-cell office:value-type="float" office:value="32450">
            <text:p>3245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abandoned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3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another_patter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5669551">
            <text:p>8.25669551</text:p>
          </table:table-cell>
          <table:table-cell office:value-type="float" office:value="-3.67683211">
            <text:p>-3.6768321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koumaira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6279433">
            <text:p>8.26279433</text:p>
          </table:table-cell>
          <table:table-cell office:value-type="float" office:value="-3.67290823">
            <text:p>-3.67290823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koumaira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oth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8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6141523">
            <text:p>8.26141523</text:p>
          </table:table-cell>
          <table:table-cell office:value-type="float" office:value="-3.67442017">
            <text:p>-3.67442017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koumaira</text:p>
          </table:table-cell>
          <table:table-cell office:value-type="float" office:value="2400">
            <text:p>24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5948355">
            <text:p>8.25948355</text:p>
          </table:table-cell>
          <table:table-cell office:value-type="float" office:value="-3.67874721">
            <text:p>-3.6787472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koumaira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6049933">
            <text:p>8.26049933</text:p>
          </table:table-cell>
          <table:table-cell office:value-type="float" office:value="-3.67986006">
            <text:p>-3.67986006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koumaira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private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10_to_5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6018737">
            <text:p>8.26018737</text:p>
          </table:table-cell>
          <table:table-cell office:value-type="float" office:value="-3.67965089">
            <text:p>-3.67965089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koumaira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6015261">
            <text:p>8.26015261</text:p>
          </table:table-cell>
          <table:table-cell office:value-type="float" office:value="-3.67700785">
            <text:p>-3.67700785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koumaira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under_construction</text:p>
          </table:table-cell>
          <table:table-cell office:value-type="string">
            <text:p>borehole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international</text:p>
          </table:table-cell>
          <table:table-cell office:value-type="string">
            <text:p>na_dn</text:p>
          </table:table-cell>
          <table:table-cell office:value-type="string">
            <text:p>na_dn</text:p>
          </table:table-cell>
          <table:table-cell office:value-type="string">
            <text:p>no</text:p>
          </table:table-cell>
          <table:table-cell table:number-columns-repeated="5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4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a_dn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5941465">
            <text:p>8.25941465</text:p>
          </table:table-cell>
          <table:table-cell office:value-type="float" office:value="-3.670707">
            <text:p>-3.670707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koumaira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5812458">
            <text:p>8.25812458</text:p>
          </table:table-cell>
          <table:table-cell office:value-type="float" office:value="-3.67966304">
            <text:p>-3.67966304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koumaira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under_construction</text:p>
          </table:table-cell>
          <table:table-cell office:value-type="string">
            <text:p>borehole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international</text:p>
          </table:table-cell>
          <table:table-cell office:value-type="string">
            <text:p>other'</text:p>
          </table:table-cell>
          <table:table-cell table:number-columns-repeated="2" office:value-type="string">
            <text:p>no</text:p>
          </table:table-cell>
          <table:table-cell table:number-columns-repeated="5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4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5651333">
            <text:p>8.25651333</text:p>
          </table:table-cell>
          <table:table-cell office:value-type="float" office:value="-3.67755319">
            <text:p>-3.67755319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koumaira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oth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5897581">
            <text:p>8.25897581</text:p>
          </table:table-cell>
          <table:table-cell office:value-type="float" office:value="-3.67560255">
            <text:p>-3.67560255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koumaira</text:p>
          </table:table-cell>
          <table:table-cell office:value-type="float" office:value="2400">
            <text:p>24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5874251">
            <text:p>8.25874251</text:p>
          </table:table-cell>
          <table:table-cell office:value-type="float" office:value="-3.67090128">
            <text:p>-3.67090128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koumaira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number-columns-repeated="2" table:style-name="ce1" office:value-type="string">
            <text:p>True</text:p>
          </table:table-cell>
          <table:table-cell table:number-columns-repeated="4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929822">
            <text:p>8.2929822</text:p>
          </table:table-cell>
          <table:table-cell office:value-type="float" office:value="-3.73660364">
            <text:p>-3.73660364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jenne</text:p>
          </table:table-cell>
          <table:table-cell office:value-type="float" office:value="800">
            <text:p>8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9272914">
            <text:p>8.29272914</text:p>
          </table:table-cell>
          <table:table-cell office:value-type="float" office:value="-3.73682119">
            <text:p>-3.73682119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jenne</text:p>
          </table:table-cell>
          <table:table-cell office:value-type="float" office:value="800">
            <text:p>8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10_to_5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30053642">
            <text:p>8.30053642</text:p>
          </table:table-cell>
          <table:table-cell office:value-type="float" office:value="-3.7346548">
            <text:p>-3.7346548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djenne</text:p>
          </table:table-cell>
          <table:table-cell office:value-type="float" office:value="800">
            <text:p>8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na_dn</text:p>
          </table:table-cell>
          <table:table-cell office:value-type="string">
            <text:p>other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other'</text:p>
          </table:table-cell>
          <table:table-cell office:value-type="string">
            <text:p>na_d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more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7361847">
            <text:p>8.27361847</text:p>
          </table:table-cell>
          <table:table-cell office:value-type="float" office:value="-3.6406931">
            <text:p>-3.640693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tombouctou</text:p>
          </table:table-cell>
          <table:table-cell office:value-type="float" office:value="12000">
            <text:p>12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7309456">
            <text:p>8.27309456</text:p>
          </table:table-cell>
          <table:table-cell office:value-type="float" office:value="-3.64103453">
            <text:p>-3.64103453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tombouctou</text:p>
          </table:table-cell>
          <table:table-cell office:value-type="float" office:value="12000">
            <text:p>12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7415376">
            <text:p>8.27415376</text:p>
          </table:table-cell>
          <table:table-cell office:value-type="float" office:value="-3.64192006">
            <text:p>-3.64192006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tombouctou</text:p>
          </table:table-cell>
          <table:table-cell office:value-type="float" office:value="12000">
            <text:p>12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7454852">
            <text:p>8.27454852</text:p>
          </table:table-cell>
          <table:table-cell office:value-type="float" office:value="-3.64274265">
            <text:p>-3.64274265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tombouctou</text:p>
          </table:table-cell>
          <table:table-cell office:value-type="float" office:value="12000">
            <text:p>12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7490921">
            <text:p>8.27490921</text:p>
          </table:table-cell>
          <table:table-cell office:value-type="float" office:value="-3.64220859">
            <text:p>-3.64220859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tombouctou</text:p>
          </table:table-cell>
          <table:table-cell office:value-type="float" office:value="12000">
            <text:p>120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7330581">
            <text:p>8.27330581</text:p>
          </table:table-cell>
          <table:table-cell office:value-type="float" office:value="-3.64243977">
            <text:p>-3.64243977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tombouctou</text:p>
          </table:table-cell>
          <table:table-cell office:value-type="float" office:value="12000">
            <text:p>12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abandoned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7349741">
            <text:p>8.27349741</text:p>
          </table:table-cell>
          <table:table-cell office:value-type="float" office:value="-3.64181772">
            <text:p>-3.64181772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tombouctou</text:p>
          </table:table-cell>
          <table:table-cell office:value-type="float" office:value="12000">
            <text:p>12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7276702">
            <text:p>8.27276702</text:p>
          </table:table-cell>
          <table:table-cell office:value-type="float" office:value="-3.64351243">
            <text:p>-3.64351243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tombouctou</text:p>
          </table:table-cell>
          <table:table-cell office:value-type="float" office:value="12000">
            <text:p>12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7294799">
            <text:p>8.27294799</text:p>
          </table:table-cell>
          <table:table-cell office:value-type="float" office:value="-3.64165427">
            <text:p>-3.64165427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tombouctou</text:p>
          </table:table-cell>
          <table:table-cell office:value-type="float" office:value="12000">
            <text:p>12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7336012">
            <text:p>8.27336012</text:p>
          </table:table-cell>
          <table:table-cell office:value-type="float" office:value="-3.64020151">
            <text:p>-3.64020151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tombouctou</text:p>
          </table:table-cell>
          <table:table-cell office:value-type="float" office:value="12000">
            <text:p>12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wet_season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7383164">
            <text:p>8.27383164</text:p>
          </table:table-cell>
          <table:table-cell office:value-type="float" office:value="-3.63824278">
            <text:p>-3.63824278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tombouctou</text:p>
          </table:table-cell>
          <table:table-cell office:value-type="float" office:value="12000">
            <text:p>12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broke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8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cannot_determine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7502439">
            <text:p>8.27502439</text:p>
          </table:table-cell>
          <table:table-cell office:value-type="float" office:value="-3.64010052">
            <text:p>-3.64010052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tombouctou</text:p>
          </table:table-cell>
          <table:table-cell office:value-type="float" office:value="12000">
            <text:p>12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wet_season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2</text:p>
          </table:table-cell>
          <table:table-cell office:value-type="float" office:value="8.27291362">
            <text:p>8.27291362</text:p>
          </table:table-cell>
          <table:table-cell office:value-type="float" office:value="-3.64010125">
            <text:p>-3.64010125</text:p>
          </table:table-cell>
          <table:table-cell office:value-type="string">
            <text:p>kidal</text:p>
          </table:table-cell>
          <table:table-cell office:value-type="string">
            <text:p>abeibara</text:p>
          </table:table-cell>
          <table:table-cell office:value-type="string">
            <text:p>tombouctou</text:p>
          </table:table-cell>
          <table:table-cell office:value-type="float" office:value="12000">
            <text:p>12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wet_season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5063958">
            <text:p>8.25063958</text:p>
          </table:table-cell>
          <table:table-cell office:value-type="float" office:value="-4.10085491">
            <text:p>-4.10085491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markala</text:p>
          </table:table-cell>
          <table:table-cell office:value-type="float" office:value="3500">
            <text:p>3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424288">
            <text:p>8.2424288</text:p>
          </table:table-cell>
          <table:table-cell office:value-type="float" office:value="-4.09861327">
            <text:p>-4.09861327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markala</text:p>
          </table:table-cell>
          <table:table-cell office:value-type="float" office:value="3500">
            <text:p>350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4835614">
            <text:p>8.24835614</text:p>
          </table:table-cell>
          <table:table-cell office:value-type="float" office:value="-4.10214567">
            <text:p>-4.10214567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markala</text:p>
          </table:table-cell>
          <table:table-cell office:value-type="float" office:value="3500">
            <text:p>350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4840796">
            <text:p>8.24840796</text:p>
          </table:table-cell>
          <table:table-cell office:value-type="float" office:value="-4.09283706">
            <text:p>-4.09283706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markala</text:p>
          </table:table-cell>
          <table:table-cell office:value-type="float" office:value="3500">
            <text:p>3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4269169">
            <text:p>8.24269169</text:p>
          </table:table-cell>
          <table:table-cell office:value-type="float" office:value="-4.1053719">
            <text:p>-4.1053719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markala</text:p>
          </table:table-cell>
          <table:table-cell office:value-type="float" office:value="3500">
            <text:p>350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215317">
            <text:p>8.2215317</text:p>
          </table:table-cell>
          <table:table-cell office:value-type="float" office:value="-4.1583139">
            <text:p>-4.1583139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markala</text:p>
          </table:table-cell>
          <table:table-cell office:value-type="float" office:value="3500">
            <text:p>3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broke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True</text:p>
          </table:table-cell>
          <table:table-cell table:number-columns-repeated="3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4715226">
            <text:p>8.14715226</text:p>
          </table:table-cell>
          <table:table-cell office:value-type="float" office:value="-4.03128832">
            <text:p>-4.03128832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fani</text:p>
          </table:table-cell>
          <table:table-cell office:value-type="float" office:value="500">
            <text:p>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private</text:p>
          </table:table-cell>
          <table:table-cell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3" table:style-name="ce1" office:value-type="string">
            <text:p>False</text:p>
          </table:table-cell>
          <table:table-cell table:number-columns-repeated="2"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another_patter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4136929">
            <text:p>8.14136929</text:p>
          </table:table-cell>
          <table:table-cell office:value-type="float" office:value="-4.04304558">
            <text:p>-4.04304558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fani</text:p>
          </table:table-cell>
          <table:table-cell office:value-type="float" office:value="500">
            <text:p>5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3" table:style-name="ce1" office:value-type="string">
            <text:p>False</text:p>
          </table:table-cell>
          <table:table-cell table:number-columns-repeated="2"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another_patter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30301179">
            <text:p>8.30301179</text:p>
          </table:table-cell>
          <table:table-cell office:value-type="float" office:value="-4.08003025">
            <text:p>-4.08003025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bla</text:p>
          </table:table-cell>
          <table:table-cell office:value-type="float" office:value="900">
            <text:p>9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29946092">
            <text:p>8.29946092</text:p>
          </table:table-cell>
          <table:table-cell office:value-type="float" office:value="-4.07699419">
            <text:p>-4.07699419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bla</text:p>
          </table:table-cell>
          <table:table-cell office:value-type="float" office:value="900">
            <text:p>9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under_construction</text:p>
          </table:table-cell>
          <table:table-cell office:value-type="string">
            <text:p>borehole</text:p>
          </table:table-cell>
          <table:table-cell office:value-type="string">
            <text:p>na_dn</text:p>
          </table:table-cell>
          <table:table-cell office:value-type="string">
            <text:p>na_dn</text:p>
          </table:table-cell>
          <table:table-cell office:value-type="string">
            <text:p>n/a</text:p>
          </table:table-cell>
          <table:table-cell office:value-type="string">
            <text:p>international</text:p>
          </table:table-cell>
          <table:table-cell office:value-type="string">
            <text:p>na_dn</text:p>
          </table:table-cell>
          <table:table-cell office:value-type="string">
            <text:p>na_dn</text:p>
          </table:table-cell>
          <table:table-cell office:value-type="string">
            <text:p>no</text:p>
          </table:table-cell>
          <table:table-cell table:number-columns-repeated="5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4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cannot_determine</text:p>
          </table:table-cell>
          <table:table-cell office:value-type="string">
            <text:p>na_dn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30072442">
            <text:p>8.30072442</text:p>
          </table:table-cell>
          <table:table-cell office:value-type="float" office:value="-4.07080869">
            <text:p>-4.07080869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bla</text:p>
          </table:table-cell>
          <table:table-cell office:value-type="float" office:value="900">
            <text:p>9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28328355">
            <text:p>8.28328355</text:p>
          </table:table-cell>
          <table:table-cell office:value-type="float" office:value="-4.09053297">
            <text:p>-4.09053297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sanando</text:p>
          </table:table-cell>
          <table:table-cell office:value-type="float" office:value="1500">
            <text:p>15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10_to_5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28476067">
            <text:p>8.28476067</text:p>
          </table:table-cell>
          <table:table-cell office:value-type="float" office:value="-4.09086046">
            <text:p>-4.09086046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sanando</text:p>
          </table:table-cell>
          <table:table-cell office:value-type="float" office:value="1500">
            <text:p>15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28474774">
            <text:p>8.28474774</text:p>
          </table:table-cell>
          <table:table-cell office:value-type="float" office:value="-4.09068059">
            <text:p>-4.09068059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sanando</text:p>
          </table:table-cell>
          <table:table-cell office:value-type="float" office:value="1500">
            <text:p>15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4274233">
            <text:p>8.14274233</text:p>
          </table:table-cell>
          <table:table-cell office:value-type="float" office:value="-4.06070546">
            <text:p>-4.06070546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sanando</text:p>
          </table:table-cell>
          <table:table-cell office:value-type="float" office:value="1500">
            <text:p>1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more_50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4386392">
            <text:p>8.14386392</text:p>
          </table:table-cell>
          <table:table-cell office:value-type="float" office:value="-4.04403504">
            <text:p>-4.04403504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fadagou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public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another_pattern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4249577">
            <text:p>8.14249577</text:p>
          </table:table-cell>
          <table:table-cell office:value-type="float" office:value="-4.04678337">
            <text:p>-4.04678337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fadagou</text:p>
          </table:table-cell>
          <table:table-cell office:value-type="float" office:value="2400">
            <text:p>24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dam_dugout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3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another_pattern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4356038">
            <text:p>8.14356038</text:p>
          </table:table-cell>
          <table:table-cell office:value-type="float" office:value="-4.04657126">
            <text:p>-4.04657126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fadagou</text:p>
          </table:table-cell>
          <table:table-cell office:value-type="float" office:value="2400">
            <text:p>24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abandoned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False</text:p>
          </table:table-cell>
          <table:table-cell table:number-columns-repeated="2"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4418746">
            <text:p>8.14418746</text:p>
          </table:table-cell>
          <table:table-cell office:value-type="float" office:value="-4.04799903">
            <text:p>-4.04799903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fadagou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another_patter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4467641">
            <text:p>8.14467641</text:p>
          </table:table-cell>
          <table:table-cell office:value-type="float" office:value="-4.04973684">
            <text:p>-4.04973684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fadagou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3" table:style-name="ce1" office:value-type="string">
            <text:p>False</text:p>
          </table:table-cell>
          <table:table-cell table:number-columns-repeated="2"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another_patter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31264463">
            <text:p>8.31264463</text:p>
          </table:table-cell>
          <table:table-cell office:value-type="float" office:value="-4.08229842">
            <text:p>-4.08229842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thies</text:p>
          </table:table-cell>
          <table:table-cell office:value-type="float" office:value="1300">
            <text:p>13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31338507">
            <text:p>8.31338507</text:p>
          </table:table-cell>
          <table:table-cell office:value-type="float" office:value="-4.09789991">
            <text:p>-4.09789991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thies</text:p>
          </table:table-cell>
          <table:table-cell office:value-type="float" office:value="1300">
            <text:p>13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10_to_5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30868725">
            <text:p>8.30868725</text:p>
          </table:table-cell>
          <table:table-cell office:value-type="float" office:value="-4.08604691">
            <text:p>-4.08604691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thies</text:p>
          </table:table-cell>
          <table:table-cell office:value-type="float" office:value="1300">
            <text:p>13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31031225">
            <text:p>8.31031225</text:p>
          </table:table-cell>
          <table:table-cell office:value-type="float" office:value="-4.10159938">
            <text:p>-4.10159938</text:p>
          </table:table-cell>
          <table:table-cell office:value-type="string">
            <text:p>gao</text:p>
          </table:table-cell>
          <table:table-cell office:value-type="string">
            <text:p>ansongo</text:p>
          </table:table-cell>
          <table:table-cell office:value-type="string">
            <text:p>thies</text:p>
          </table:table-cell>
          <table:table-cell office:value-type="float" office:value="1300">
            <text:p>13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private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29913618">
            <text:p>8.29913618</text:p>
          </table:table-cell>
          <table:table-cell office:value-type="float" office:value="-4.10241116">
            <text:p>-4.10241116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djadoum</text:p>
          </table:table-cell>
          <table:table-cell office:value-type="float" office:value="150">
            <text:p>15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yes</text:p>
          </table:table-cell>
          <table:table-cell office:value-type="string">
            <text:p>10_to_5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8015603">
            <text:p>8.28015603</text:p>
          </table:table-cell>
          <table:table-cell office:value-type="float" office:value="-4.0521124">
            <text:p>-4.0521124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bondo</text:p>
          </table:table-cell>
          <table:table-cell office:value-type="float" office:value="2500">
            <text:p>2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7638063">
            <text:p>8.27638063</text:p>
          </table:table-cell>
          <table:table-cell office:value-type="float" office:value="-4.06356184">
            <text:p>-4.06356184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bondo</text:p>
          </table:table-cell>
          <table:table-cell office:value-type="float" office:value="2500">
            <text:p>250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broke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8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8022462">
            <text:p>8.28022462</text:p>
          </table:table-cell>
          <table:table-cell office:value-type="float" office:value="-4.05180984">
            <text:p>-4.05180984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bondo</text:p>
          </table:table-cell>
          <table:table-cell office:value-type="float" office:value="2500">
            <text:p>2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broken</text:p>
          </table:table-cell>
          <table:table-cell office:value-type="string">
            <text:p>dam_dugout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761278">
            <text:p>8.2761278</text:p>
          </table:table-cell>
          <table:table-cell office:value-type="float" office:value="-4.05945403">
            <text:p>-4.05945403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bondo</text:p>
          </table:table-cell>
          <table:table-cell office:value-type="float" office:value="2500">
            <text:p>2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7530304">
            <text:p>8.27530304</text:p>
          </table:table-cell>
          <table:table-cell office:value-type="float" office:value="-4.05930785">
            <text:p>-4.05930785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bondo</text:p>
          </table:table-cell>
          <table:table-cell office:value-type="float" office:value="2500">
            <text:p>25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dam_dugout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760684">
            <text:p>8.2760684</text:p>
          </table:table-cell>
          <table:table-cell office:value-type="float" office:value="-4.05443887">
            <text:p>-4.05443887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bondo</text:p>
          </table:table-cell>
          <table:table-cell office:value-type="float" office:value="2500">
            <text:p>250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777067">
            <text:p>8.2777067</text:p>
          </table:table-cell>
          <table:table-cell office:value-type="float" office:value="-4.06147675">
            <text:p>-4.06147675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bondo</text:p>
          </table:table-cell>
          <table:table-cell office:value-type="float" office:value="2500">
            <text:p>25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7161631">
            <text:p>8.27161631</text:p>
          </table:table-cell>
          <table:table-cell office:value-type="float" office:value="-4.06343494">
            <text:p>-4.06343494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ndioum</text:p>
          </table:table-cell>
          <table:table-cell office:value-type="float" office:value="2100">
            <text:p>21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broke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8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71615">
            <text:p>8.271615</text:p>
          </table:table-cell>
          <table:table-cell office:value-type="float" office:value="-4.06327585">
            <text:p>-4.06327585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ndioum</text:p>
          </table:table-cell>
          <table:table-cell office:value-type="float" office:value="2100">
            <text:p>21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7150241">
            <text:p>8.27150241</text:p>
          </table:table-cell>
          <table:table-cell office:value-type="float" office:value="-4.05071802">
            <text:p>-4.05071802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ndioum</text:p>
          </table:table-cell>
          <table:table-cell office:value-type="float" office:value="2100">
            <text:p>210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7418706">
            <text:p>8.27418706</text:p>
          </table:table-cell>
          <table:table-cell office:value-type="float" office:value="-4.06813999">
            <text:p>-4.06813999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ndioum</text:p>
          </table:table-cell>
          <table:table-cell office:value-type="float" office:value="2100">
            <text:p>210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6966964">
            <text:p>8.26966964</text:p>
          </table:table-cell>
          <table:table-cell office:value-type="float" office:value="-4.05679262">
            <text:p>-4.05679262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ndioum</text:p>
          </table:table-cell>
          <table:table-cell office:value-type="float" office:value="2100">
            <text:p>210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7164254">
            <text:p>8.27164254</text:p>
          </table:table-cell>
          <table:table-cell office:value-type="float" office:value="-4.06283432">
            <text:p>-4.06283432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ndioum</text:p>
          </table:table-cell>
          <table:table-cell office:value-type="float" office:value="2100">
            <text:p>21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9641481">
            <text:p>8.29641481</text:p>
          </table:table-cell>
          <table:table-cell office:value-type="float" office:value="-3.99901812">
            <text:p>-3.99901812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6813994">
            <text:p>8.26813994</text:p>
          </table:table-cell>
          <table:table-cell office:value-type="float" office:value="-4.01636331">
            <text:p>-4.01636331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another_patter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5</text:p>
          </table:table-cell>
          <table:table-cell office:value-type="float" office:value="8.39138906">
            <text:p>8.39138906</text:p>
          </table:table-cell>
          <table:table-cell office:value-type="float" office:value="-3.99229975">
            <text:p>-3.99229975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1-28</text:p>
          </table:table-cell>
          <table:table-cell office:value-type="float" office:value="8.27161005">
            <text:p>8.27161005</text:p>
          </table:table-cell>
          <table:table-cell office:value-type="float" office:value="-4.10697032">
            <text:p>-4.10697032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table:number-columns-repeated="2" office:value-type="string">
            <text:p>privat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1-28</text:p>
          </table:table-cell>
          <table:table-cell office:value-type="float" office:value="8.27126413">
            <text:p>8.27126413</text:p>
          </table:table-cell>
          <table:table-cell office:value-type="float" office:value="-4.10695784">
            <text:p>-4.10695784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oth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table:number-columns-repeated="2"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1-28</text:p>
          </table:table-cell>
          <table:table-cell office:value-type="float" office:value="8.27049369">
            <text:p>8.27049369</text:p>
          </table:table-cell>
          <table:table-cell office:value-type="float" office:value="-4.10825355">
            <text:p>-4.10825355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oth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table:number-columns-repeated="2"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1-28</text:p>
          </table:table-cell>
          <table:table-cell office:value-type="float" office:value="8.26890637">
            <text:p>8.26890637</text:p>
          </table:table-cell>
          <table:table-cell office:value-type="float" office:value="-4.10830906">
            <text:p>-4.10830906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oth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table:number-columns-repeated="2"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1-28</text:p>
          </table:table-cell>
          <table:table-cell office:value-type="float" office:value="8.26924998">
            <text:p>8.26924998</text:p>
          </table:table-cell>
          <table:table-cell office:value-type="float" office:value="-4.10720208">
            <text:p>-4.10720208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oth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table:number-columns-repeated="2"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1-28</text:p>
          </table:table-cell>
          <table:table-cell office:value-type="float" office:value="8.2643031">
            <text:p>8.2643031</text:p>
          </table:table-cell>
          <table:table-cell office:value-type="float" office:value="-4.11856624">
            <text:p>-4.11856624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newly_constructed</text:p>
          </table:table-cell>
          <table:table-cell office:value-type="string">
            <text:p>oth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table:number-columns-repeated="2"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1-28</text:p>
          </table:table-cell>
          <table:table-cell office:value-type="float" office:value="8.27453506">
            <text:p>8.27453506</text:p>
          </table:table-cell>
          <table:table-cell office:value-type="float" office:value="-4.10678215">
            <text:p>-4.10678215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1-28</text:p>
          </table:table-cell>
          <table:table-cell office:value-type="float" office:value="8.2759703">
            <text:p>8.2759703</text:p>
          </table:table-cell>
          <table:table-cell office:value-type="float" office:value="-4.1102696">
            <text:p>-4.1102696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1-28</text:p>
          </table:table-cell>
          <table:table-cell office:value-type="float" office:value="8.27186815">
            <text:p>8.27186815</text:p>
          </table:table-cell>
          <table:table-cell office:value-type="float" office:value="-4.11083292">
            <text:p>-4.11083292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oth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table:number-columns-repeated="2"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1-28</text:p>
          </table:table-cell>
          <table:table-cell office:value-type="float" office:value="8.27475522">
            <text:p>8.27475522</text:p>
          </table:table-cell>
          <table:table-cell office:value-type="float" office:value="-4.11570292">
            <text:p>-4.11570292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oth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state_government</text:p>
          </table:table-cell>
          <table:table-cell office:value-type="string">
            <text:p>local_autor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1-28</text:p>
          </table:table-cell>
          <table:table-cell office:value-type="float" office:value="8.27517315">
            <text:p>8.27517315</text:p>
          </table:table-cell>
          <table:table-cell office:value-type="float" office:value="-4.11642775">
            <text:p>-4.11642775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broke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state_government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7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2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a_dn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1-28</text:p>
          </table:table-cell>
          <table:table-cell office:value-type="float" office:value="8.26268896">
            <text:p>8.26268896</text:p>
          </table:table-cell>
          <table:table-cell office:value-type="float" office:value="-4.11549605">
            <text:p>-4.11549605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10_to_50</text:p>
          </table:table-cell>
        </table:table-row>
        <table:table-row table:style-name="ro1">
          <table:table-cell office:value-type="string">
            <text:p>2012-01-28</text:p>
          </table:table-cell>
          <table:table-cell office:value-type="float" office:value="8.26257493">
            <text:p>8.26257493</text:p>
          </table:table-cell>
          <table:table-cell office:value-type="float" office:value="-4.11567893">
            <text:p>-4.11567893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oth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table:number-columns-repeated="2"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1-28</text:p>
          </table:table-cell>
          <table:table-cell office:value-type="float" office:value="8.26959484">
            <text:p>8.26959484</text:p>
          </table:table-cell>
          <table:table-cell office:value-type="float" office:value="-4.10917878">
            <text:p>-4.10917878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oth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local_authority</text:p>
          </table:table-cell>
          <table:table-cell office:value-type="string">
            <text:p>community</text:p>
          </table:table-cell>
          <table:table-cell table:number-columns-repeated="2"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6222201">
            <text:p>8.26222201</text:p>
          </table:table-cell>
          <table:table-cell office:value-type="float" office:value="-4.01504234">
            <text:p>-4.01504234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another_pattern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30550522">
            <text:p>8.30550522</text:p>
          </table:table-cell>
          <table:table-cell office:value-type="float" office:value="-4.03429309">
            <text:p>-4.03429309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dam_dugout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more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6180448">
            <text:p>8.26180448</text:p>
          </table:table-cell>
          <table:table-cell office:value-type="float" office:value="-4.01561145">
            <text:p>-4.01561145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2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another_patter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7038342">
            <text:p>8.27038342</text:p>
          </table:table-cell>
          <table:table-cell office:value-type="float" office:value="-4.01795894">
            <text:p>-4.01795894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under_constructio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na_dn</text:p>
          </table:table-cell>
          <table:table-cell office:value-type="string">
            <text:p>n/a</text:p>
          </table:table-cell>
          <table:table-cell office:value-type="string">
            <text:p>international</text:p>
          </table:table-cell>
          <table:table-cell office:value-type="string">
            <text:p>na_dn</text:p>
          </table:table-cell>
          <table:table-cell table:number-columns-repeated="2" office:value-type="string">
            <text:p>no</text:p>
          </table:table-cell>
          <table:table-cell table:number-columns-repeated="5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4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6915558">
            <text:p>8.26915558</text:p>
          </table:table-cell>
          <table:table-cell office:value-type="float" office:value="-4.01653032">
            <text:p>-4.01653032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another_pattern</text:p>
          </table:table-cell>
          <table:table-cell office:value-type="string">
            <text:p>yes</text:p>
          </table:table-cell>
          <table:table-cell office:value-type="string">
            <text:p>10_to_5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3056407">
            <text:p>8.3056407</text:p>
          </table:table-cell>
          <table:table-cell office:value-type="float" office:value="-4.03307494">
            <text:p>-4.03307494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dam_dugout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more_500</text:p>
          </table:table-cell>
        </table:table-row>
        <table:table-row table:style-name="ro1">
          <table:table-cell office:value-type="string">
            <text:p>2012-02-15</text:p>
          </table:table-cell>
          <table:table-cell office:value-type="float" office:value="8.39276667">
            <text:p>8.39276667</text:p>
          </table:table-cell>
          <table:table-cell office:value-type="float" office:value="-3.99734243">
            <text:p>-3.99734243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10_to_50</text:p>
          </table:table-cell>
        </table:table-row>
        <table:table-row table:style-name="ro1">
          <table:table-cell office:value-type="string">
            <text:p>2012-02-15</text:p>
          </table:table-cell>
          <table:table-cell office:value-type="float" office:value="8.35515107">
            <text:p>8.35515107</text:p>
          </table:table-cell>
          <table:table-cell office:value-type="float" office:value="-4.02072675">
            <text:p>-4.02072675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10_to_50</text:p>
          </table:table-cell>
        </table:table-row>
        <table:table-row table:style-name="ro1">
          <table:table-cell office:value-type="string">
            <text:p>2012-02-15</text:p>
          </table:table-cell>
          <table:table-cell office:value-type="float" office:value="8.36245119">
            <text:p>8.36245119</text:p>
          </table:table-cell>
          <table:table-cell office:value-type="float" office:value="-4.02280618">
            <text:p>-4.02280618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5</text:p>
          </table:table-cell>
          <table:table-cell office:value-type="float" office:value="8.36011457">
            <text:p>8.36011457</text:p>
          </table:table-cell>
          <table:table-cell office:value-type="float" office:value="-4.02459627">
            <text:p>-4.02459627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dam_dugout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5</text:p>
          </table:table-cell>
          <table:table-cell office:value-type="float" office:value="8.35406918">
            <text:p>8.35406918</text:p>
          </table:table-cell>
          <table:table-cell office:value-type="float" office:value="-4.02442498">
            <text:p>-4.02442498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yes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10_to_5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5130317">
            <text:p>8.25130317</text:p>
          </table:table-cell>
          <table:table-cell office:value-type="float" office:value="-4.13234576">
            <text:p>-4.13234576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ngaba</text:p>
          </table:table-cell>
          <table:table-cell office:value-type="float" office:value="4500">
            <text:p>450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nimal_power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6181761">
            <text:p>8.26181761</text:p>
          </table:table-cell>
          <table:table-cell office:value-type="float" office:value="-4.12384197">
            <text:p>-4.12384197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ngaba</text:p>
          </table:table-cell>
          <table:table-cell office:value-type="float" office:value="4500">
            <text:p>4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oth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na_dn</text:p>
          </table:table-cell>
          <table:table-cell office:value-type="string">
            <text:p>community</text:p>
          </table:table-cell>
          <table:table-cell table:number-columns-repeated="2"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561851">
            <text:p>8.2561851</text:p>
          </table:table-cell>
          <table:table-cell office:value-type="float" office:value="-4.12702125">
            <text:p>-4.12702125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ngaba</text:p>
          </table:table-cell>
          <table:table-cell office:value-type="float" office:value="4500">
            <text:p>4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6165685">
            <text:p>8.26165685</text:p>
          </table:table-cell>
          <table:table-cell office:value-type="float" office:value="-4.1238861">
            <text:p>-4.1238861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ngaba</text:p>
          </table:table-cell>
          <table:table-cell office:value-type="float" office:value="4500">
            <text:p>4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5065321">
            <text:p>8.25065321</text:p>
          </table:table-cell>
          <table:table-cell office:value-type="float" office:value="-4.12995041">
            <text:p>-4.12995041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ngaba</text:p>
          </table:table-cell>
          <table:table-cell office:value-type="float" office:value="4500">
            <text:p>4500</text:p>
          </table:table-cell>
          <table:table-cell office:value-type="string">
            <text:p>no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498536">
            <text:p>8.2498536</text:p>
          </table:table-cell>
          <table:table-cell office:value-type="float" office:value="-4.13442163">
            <text:p>-4.13442163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kangaba</text:p>
          </table:table-cell>
          <table:table-cell office:value-type="float" office:value="4500">
            <text:p>4500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na_dn</text:p>
          </table:table-cell>
          <table:table-cell office:value-type="string">
            <text:p>na_d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30098443">
            <text:p>8.30098443</text:p>
          </table:table-cell>
          <table:table-cell office:value-type="float" office:value="-4.10441754">
            <text:p>-4.10441754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sawanke</text:p>
          </table:table-cell>
          <table:table-cell office:value-type="float" office:value="400">
            <text:p>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30437356">
            <text:p>8.30437356</text:p>
          </table:table-cell>
          <table:table-cell office:value-type="float" office:value="-3.99716869">
            <text:p>-3.99716869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matoum</text:p>
          </table:table-cell>
          <table:table-cell office:value-type="float" office:value="800">
            <text:p>8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989247">
            <text:p>8.2989247</text:p>
          </table:table-cell>
          <table:table-cell office:value-type="float" office:value="-4.01487744">
            <text:p>-4.01487744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matoum</text:p>
          </table:table-cell>
          <table:table-cell office:value-type="float" office:value="800">
            <text:p>8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table:number-columns-repeated="2"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8884589">
            <text:p>8.28884589</text:p>
          </table:table-cell>
          <table:table-cell office:value-type="float" office:value="-4.01025817">
            <text:p>-4.01025817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ngaundere</text:p>
          </table:table-cell>
          <table:table-cell office:value-type="float" office:value="1200">
            <text:p>12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9018701">
            <text:p>8.29018701</text:p>
          </table:table-cell>
          <table:table-cell office:value-type="float" office:value="-4.01903913">
            <text:p>-4.01903913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ngaundere</text:p>
          </table:table-cell>
          <table:table-cell office:value-type="float" office:value="1200">
            <text:p>12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9074385">
            <text:p>8.29074385</text:p>
          </table:table-cell>
          <table:table-cell office:value-type="float" office:value="-4.01375928">
            <text:p>-4.01375928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ngaundere</text:p>
          </table:table-cell>
          <table:table-cell office:value-type="float" office:value="1200">
            <text:p>12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unprotected_well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3</text:p>
          </table:table-cell>
          <table:table-cell office:value-type="float" office:value="8.2898925">
            <text:p>8.2898925</text:p>
          </table:table-cell>
          <table:table-cell office:value-type="float" office:value="-4.01907911">
            <text:p>-4.01907911</text:p>
          </table:table-cell>
          <table:table-cell office:value-type="string">
            <text:p>gao</text:p>
          </table:table-cell>
          <table:table-cell office:value-type="string">
            <text:p>menaka</text:p>
          </table:table-cell>
          <table:table-cell office:value-type="string">
            <text:p>ngaundere</text:p>
          </table:table-cell>
          <table:table-cell office:value-type="float" office:value="1200">
            <text:p>12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commun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5644947">
            <text:p>8.15644947</text:p>
          </table:table-cell>
          <table:table-cell office:value-type="float" office:value="-4.12162851">
            <text:p>-4.12162851</text:p>
          </table:table-cell>
          <table:table-cell office:value-type="string">
            <text:p>gao</text:p>
          </table:table-cell>
          <table:table-cell office:value-type="string">
            <text:p>gao</text:p>
          </table:table-cell>
          <table:table-cell office:value-type="string">
            <text:p>garalo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8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6695755">
            <text:p>8.16695755</text:p>
          </table:table-cell>
          <table:table-cell office:value-type="float" office:value="-4.12738997">
            <text:p>-4.12738997</text:p>
          </table:table-cell>
          <table:table-cell office:value-type="string">
            <text:p>gao</text:p>
          </table:table-cell>
          <table:table-cell office:value-type="string">
            <text:p>gao</text:p>
          </table:table-cell>
          <table:table-cell office:value-type="string">
            <text:p>garalo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6612062">
            <text:p>8.16612062</text:p>
          </table:table-cell>
          <table:table-cell office:value-type="float" office:value="-4.12761953">
            <text:p>-4.12761953</text:p>
          </table:table-cell>
          <table:table-cell office:value-type="string">
            <text:p>gao</text:p>
          </table:table-cell>
          <table:table-cell office:value-type="string">
            <text:p>gao</text:p>
          </table:table-cell>
          <table:table-cell office:value-type="string">
            <text:p>garalo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6677937">
            <text:p>8.16677937</text:p>
          </table:table-cell>
          <table:table-cell office:value-type="float" office:value="-4.13125524">
            <text:p>-4.13125524</text:p>
          </table:table-cell>
          <table:table-cell office:value-type="string">
            <text:p>gao</text:p>
          </table:table-cell>
          <table:table-cell office:value-type="string">
            <text:p>gao</text:p>
          </table:table-cell>
          <table:table-cell office:value-type="string">
            <text:p>garalo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8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6507292">
            <text:p>8.16507292</text:p>
          </table:table-cell>
          <table:table-cell office:value-type="float" office:value="-4.13106815">
            <text:p>-4.13106815</text:p>
          </table:table-cell>
          <table:table-cell office:value-type="string">
            <text:p>gao</text:p>
          </table:table-cell>
          <table:table-cell office:value-type="string">
            <text:p>gao</text:p>
          </table:table-cell>
          <table:table-cell office:value-type="string">
            <text:p>garalo</text:p>
          </table:table-cell>
          <table:table-cell office:value-type="float" office:value="2400">
            <text:p>24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7318352">
            <text:p>8.17318352</text:p>
          </table:table-cell>
          <table:table-cell office:value-type="float" office:value="-4.13464521">
            <text:p>-4.13464521</text:p>
          </table:table-cell>
          <table:table-cell office:value-type="string">
            <text:p>gao</text:p>
          </table:table-cell>
          <table:table-cell office:value-type="string">
            <text:p>gao</text:p>
          </table:table-cell>
          <table:table-cell office:value-type="string">
            <text:p>djabalo</text:p>
          </table:table-cell>
          <table:table-cell office:value-type="float" office:value="1800">
            <text:p>18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8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7285329">
            <text:p>8.17285329</text:p>
          </table:table-cell>
          <table:table-cell office:value-type="float" office:value="-4.13842434">
            <text:p>-4.13842434</text:p>
          </table:table-cell>
          <table:table-cell office:value-type="string">
            <text:p>gao</text:p>
          </table:table-cell>
          <table:table-cell office:value-type="string">
            <text:p>gao</text:p>
          </table:table-cell>
          <table:table-cell office:value-type="string">
            <text:p>djabalo</text:p>
          </table:table-cell>
          <table:table-cell office:value-type="float" office:value="1800">
            <text:p>18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community</text:p>
          </table:table-cell>
          <table:table-cell office:value-type="string">
            <text:p>international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7305772">
            <text:p>8.17305772</text:p>
          </table:table-cell>
          <table:table-cell office:value-type="float" office:value="-4.13835467">
            <text:p>-4.13835467</text:p>
          </table:table-cell>
          <table:table-cell office:value-type="string">
            <text:p>gao</text:p>
          </table:table-cell>
          <table:table-cell office:value-type="string">
            <text:p>gao</text:p>
          </table:table-cell>
          <table:table-cell office:value-type="string">
            <text:p>djabalo</text:p>
          </table:table-cell>
          <table:table-cell office:value-type="float" office:value="1800">
            <text:p>18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7523694">
            <text:p>8.17523694</text:p>
          </table:table-cell>
          <table:table-cell office:value-type="float" office:value="-4.13672098">
            <text:p>-4.13672098</text:p>
          </table:table-cell>
          <table:table-cell office:value-type="string">
            <text:p>gao</text:p>
          </table:table-cell>
          <table:table-cell office:value-type="string">
            <text:p>gao</text:p>
          </table:table-cell>
          <table:table-cell office:value-type="string">
            <text:p>djabalo</text:p>
          </table:table-cell>
          <table:table-cell office:value-type="float" office:value="1800">
            <text:p>18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broken</text:p>
          </table:table-cell>
          <table:table-cell office:value-type="string">
            <text:p>un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table:number-columns-repeated="2" office:value-type="string">
            <text:p>individual</text:p>
          </table:table-cell>
          <table:table-cell table:number-columns-repeated="2" office:value-type="string">
            <text:p>no</text:p>
          </table:table-cell>
          <table:table-cell table:number-columns-repeated="4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5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wet_season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7707631">
            <text:p>8.17707631</text:p>
          </table:table-cell>
          <table:table-cell office:value-type="float" office:value="-4.13023772">
            <text:p>-4.13023772</text:p>
          </table:table-cell>
          <table:table-cell office:value-type="string">
            <text:p>gao</text:p>
          </table:table-cell>
          <table:table-cell office:value-type="string">
            <text:p>gao</text:p>
          </table:table-cell>
          <table:table-cell office:value-type="string">
            <text:p>thiel</text:p>
          </table:table-cell>
          <table:table-cell office:value-type="float" office:value="200">
            <text:p>2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867141">
            <text:p>8.1867141</text:p>
          </table:table-cell>
          <table:table-cell office:value-type="float" office:value="-4.13634909">
            <text:p>-4.13634909</text:p>
          </table:table-cell>
          <table:table-cell office:value-type="string">
            <text:p>gao</text:p>
          </table:table-cell>
          <table:table-cell office:value-type="string">
            <text:p>gao</text:p>
          </table:table-cell>
          <table:table-cell office:value-type="string">
            <text:p>lingeure</text:p>
          </table:table-cell>
          <table:table-cell office:value-type="float" office:value="900">
            <text:p>9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under_construction</text:p>
          </table:table-cell>
          <table:table-cell office:value-type="string">
            <text:p>borehole</text:p>
          </table:table-cell>
          <table:table-cell table:number-columns-repeated="2"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local_authority</text:p>
          </table:table-cell>
          <table:table-cell office:value-type="string">
            <text:p>local_autority</text:p>
          </table:table-cell>
          <table:table-cell table:number-columns-repeated="2" office:value-type="string">
            <text:p>no</text:p>
          </table:table-cell>
          <table:table-cell table:number-columns-repeated="5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number-columns-repeated="4" table:style-name="ce1" office:value-type="string">
            <text:p>False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cannot_determin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8181645">
            <text:p>8.18181645</text:p>
          </table:table-cell>
          <table:table-cell office:value-type="float" office:value="-4.13960009">
            <text:p>-4.13960009</text:p>
          </table:table-cell>
          <table:table-cell office:value-type="string">
            <text:p>gao</text:p>
          </table:table-cell>
          <table:table-cell office:value-type="string">
            <text:p>gao</text:p>
          </table:table-cell>
          <table:table-cell office:value-type="string">
            <text:p>lingeure</text:p>
          </table:table-cell>
          <table:table-cell office:value-type="float" office:value="900">
            <text:p>9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protected_wel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al_power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year_round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9361602">
            <text:p>8.19361602</text:p>
          </table:table-cell>
          <table:table-cell office:value-type="float" office:value="-4.14833275">
            <text:p>-4.14833275</text:p>
          </table:table-cell>
          <table:table-cell office:value-type="string">
            <text:p>gao</text:p>
          </table:table-cell>
          <table:table-cell office:value-type="string">
            <text:p>gao</text:p>
          </table:table-cell>
          <table:table-cell office:value-type="string">
            <text:p>lingeure</text:p>
          </table:table-cell>
          <table:table-cell office:value-type="float" office:value="900">
            <text:p>900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local_authority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  <table:table-row table:style-name="ro1">
          <table:table-cell office:value-type="string">
            <text:p>2012-02-14</text:p>
          </table:table-cell>
          <table:table-cell office:value-type="float" office:value="8.17236824">
            <text:p>8.17236824</text:p>
          </table:table-cell>
          <table:table-cell office:value-type="float" office:value="-4.13233603">
            <text:p>-4.13233603</text:p>
          </table:table-cell>
          <table:table-cell office:value-type="string">
            <text:p>gao</text:p>
          </table:table-cell>
          <table:table-cell office:value-type="string">
            <text:p>gao</text:p>
          </table:table-cell>
          <table:table-cell office:value-type="string">
            <text:p>tambacounda</text:p>
          </table:table-cell>
          <table:table-cell office:value-type="float" office:value="800">
            <text:p>800</text:p>
          </table:table-cell>
          <table:table-cell office:value-type="string">
            <text:p>yes</text:p>
          </table:table-cell>
          <table:table-cell office:value-type="string">
            <text:p>low</text:p>
          </table:table-cell>
          <table:table-cell office:value-type="string">
            <text:p>functioning</text:p>
          </table:table-cell>
          <table:table-cell office:value-type="string">
            <text:p>boreh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and_pump</text:p>
          </table:table-cell>
          <table:table-cell office:value-type="string">
            <text:p>international</text:p>
          </table:table-cell>
          <table:table-cell office:value-type="string">
            <text:p>individ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year_round</text:p>
          </table:table-cell>
          <table:table-cell office:value-type="string">
            <text:p>yes</text:p>
          </table:table-cell>
          <table:table-cell office:value-type="string">
            <text:p>50_to_500</text:p>
          </table:table-cell>
        </table:table-row>
      </table:table>
      <table:database-ranges>
        <table:database-range table:name="__Anonymous_Sheet_DB__0" table:target-range-address="Sheet1.A1:Sheet1.AMJ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8">12/28/2012</text:date>, <text:time>01:5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document-statistic meta:table-count="1" meta:cell-count="8415" meta:object-count="0"/>
  </office:meta>
</office:document-meta>
</file>